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500000158FD090B6EFE17BF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0.291cm" fo:min-width="7.755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48cm" fo:min-width="3.372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829cm" fo:min-width="3.738cm" fo:padding-top="0.165cm" fo:padding-bottom="0.165cm" fo:padding-left="0.29cm" fo:padding-right="0.29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style:font-name="Times New Roman"/>
    </style:style>
    <style:style style:name="P3" style:family="paragraph">
      <loext:graphic-properties draw:fill-color="#ffffff"/>
      <style:paragraph-properties fo:text-align="center"/>
      <style:text-properties style:font-name="Times New Roman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/>
    </style:style>
    <style:style style:name="T1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10.541cm" svg:x="5.826cm" svg:y="1.4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588cm" svg:height="1.524cm" svg:x="7.223cm" svg:y="5.024cm">
          <text:p text:style-name="P2">Static Visu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3" draw:text-style-name="P4" xml:id="id1" draw:id="id1" draw:layer="layout" svg:width="2.036cm" svg:height="3.556cm" svg:x="2.013cm" svg:y="5.113cm">
            <draw:image xlink:href="Pictures/10000201000000C500000158FD090B6EFE17BFE1.png" xlink:type="simple" xlink:show="embed" xlink:actuate="onLoad" loext:mime-type="image/png">
              <text:p/>
            </draw:image>
          </draw:frame>
          <draw:frame draw:style-name="gr4" draw:text-style-name="P5" draw:layer="layout" svg:width="2.128cm" svg:height="0.954cm" svg:x="2.047cm" svg:y="8.604cm">
            <draw:text-box>
              <text:p>Player</text:p>
            </draw:text-box>
          </draw:frame>
        </draw:g>
        <draw:custom-shape draw:style-name="gr2" draw:text-style-name="P3" xml:id="id3" draw:id="id3" draw:layer="layout" svg:width="5.588cm" svg:height="1.524cm" svg:x="7.223cm" svg:y="6.929cm">
          <text:p text:style-name="P2">Dynamic Visu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4.049cm" svg:y1="6.891cm" svg:x2="7.223cm" svg:y2="5.786cm" draw:start-shape="id1" draw:start-glue-point="1" draw:end-shape="id2" draw:end-glue-point="6" svg:d="M4049 6891l3174-1105" svg:viewBox="0 0 3175 1106">
          <text:p/>
        </draw:connector>
        <draw:connector draw:style-name="gr5" draw:text-style-name="P6" draw:layer="layout" draw:type="line" svg:x1="4.049cm" svg:y1="6.891cm" svg:x2="7.223cm" svg:y2="7.691cm" draw:start-shape="id1" draw:start-glue-point="1" draw:end-shape="id3" draw:end-glue-point="6" svg:d="M4049 6891l3174 800" svg:viewBox="0 0 3175 801">
          <text:p/>
        </draw:connector>
        <draw:custom-shape draw:style-name="gr6" draw:text-style-name="P3" xml:id="id5" draw:id="id5" draw:layer="layout" svg:width="4.318cm" svg:height="2.159cm" svg:x="7.731cm" svg:y="9.188cm">
          <text:p text:style-name="P4"><text:span text:style-name="T1">Bot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4.318cm" svg:height="2.159cm" svg:x="7.858cm" svg:y="2.103cm">
          <text:p text:style-name="P4"><text:span text:style-name="T1">Open World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line-skew="-0.348cm" svg:x1="7.858cm" svg:y1="3.182cm" svg:x2="7.223cm" svg:y2="5.786cm" draw:start-shape="id4" draw:start-glue-point="3" draw:end-shape="id2" draw:end-glue-point="6" svg:d="M7858 3182h-1524v2604h889" svg:viewBox="0 0 1525 2605">
          <text:p/>
        </draw:connector>
        <draw:connector draw:style-name="gr5" draw:text-style-name="P6" draw:layer="layout" draw:line-skew="-0.348cm" svg:x1="7.731cm" svg:y1="10.267cm" svg:x2="7.223cm" svg:y2="7.691cm" draw:start-shape="id5" draw:start-glue-point="3" draw:end-shape="id3" draw:end-glue-point="6" svg:d="M7731 10267h-1397v-2576h889" svg:viewBox="0 0 1398 2577">
          <text:p/>
        </draw:connector>
        <draw:connector draw:style-name="gr5" draw:text-style-name="P6" draw:layer="layout" draw:line-skew="-0.856cm -0.939cm" svg:x1="7.731cm" svg:y1="10.267cm" svg:x2="8.041cm" svg:y2="6.325cm" draw:start-shape="id5" draw:start-glue-point="3" draw:end-shape="id2" draw:end-glue-point="7" svg:d="M7731 10267h-1397v-3338h1707v-604" svg:viewBox="0 0 1708 3943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000000" draw:marker-start-width="0.356cm" draw:marker-start-center="false" draw:marker-end-width="0.356cm" draw:marker-end-center="false" draw:fill="solid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2-11T18:11:37.052000000</meta:creation-date>
    <dc:date>2022-02-11T19:10:03.349000000</dc:date>
    <meta:editing-duration>PT56S</meta:editing-duration>
    <meta:editing-cycles>2</meta:editing-cycles>
    <meta:generator>LibreOffice/6.4.6.2$Windows_X86_64 LibreOffice_project/0ce51a4fd21bff07a5c061082cc82c5ed232f115</meta:generator>
    <meta:document-statistic meta:object-count="13"/>
  </office:meta>
</office:document-meta>
</file>